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真心">
            <text:p>真心</text:p>
          </table:table-cell>
          <table:table-cell office:value-type="string" office:value="まごころ">
            <text:p>まごころ</text:p>
          </table:table-cell>
          <table:table-cell office:value-type="string" office:value="sincerity, true heart">
            <text:p>sincerity, true he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真心をこめて彼にケーキを作った。">
            <text:p>彼女は真心をこめて彼にケーキを作った。</text:p>
          </table:table-cell>
          <table:table-cell office:value-type="string" office:value="かのじょ は まごころ を こめて かれ に ケーキ を つくった。">
            <text:p>かのじょ は まごころ を こめて かれ に ケーキ を つくった。</text:p>
          </table:table-cell>
          <table:table-cell office:value-type="string" office:value="She put her heart into baking a cake for him.">
            <text:p>She put her heart into baking a cake for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スプリント">
            <text:p>ミスプリント</text:p>
          </table:table-cell>
          <table:table-cell office:value-type="string" office:value="ミスプリント">
            <text:p>ミスプリント</text:p>
          </table:table-cell>
          <table:table-cell office:value-type="string" office:value="misprint">
            <text:p>mis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資料にミスプリントがありました。">
            <text:p>資料にミスプリントがありました。</text:p>
          </table:table-cell>
          <table:table-cell office:value-type="string" office:value="しりょう に ミス プリント が ありました。">
            <text:p>しりょう に ミス プリント が ありました。</text:p>
          </table:table-cell>
          <table:table-cell office:value-type="string" office:value="There was a misprint in the handout.">
            <text:p>There was a misprint in the hand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りかかる">
            <text:p>寄りかかる</text:p>
          </table:table-cell>
          <table:table-cell office:value-type="string" office:value="よりかかる">
            <text:p>よりかかる</text:p>
          </table:table-cell>
          <table:table-cell office:value-type="string" office:value="lean against something">
            <text:p>lean against someth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フェンスに寄りかかった。">
            <text:p>彼はフェンスに寄りかかった。</text:p>
          </table:table-cell>
          <table:table-cell office:value-type="string" office:value="かれ は フェンス に よりかかった。">
            <text:p>かれ は フェンス に よりかかった。</text:p>
          </table:table-cell>
          <table:table-cell office:value-type="string" office:value="He leant against the fence.">
            <text:p>He leant against the f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ろい">
            <text:p>もろい</text:p>
          </table:table-cell>
          <table:table-cell office:value-type="string" office:value="もろい">
            <text:p>もろい</text:p>
          </table:table-cell>
          <table:table-cell office:value-type="string" office:value="brittle, fragile">
            <text:p>brittle, fragi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岩は意外ともろい。">
            <text:p>この岩は意外ともろい。</text:p>
          </table:table-cell>
          <table:table-cell office:value-type="string" office:value="この いわ は いがい と もろい。">
            <text:p>この いわ は いがい と もろい。</text:p>
          </table:table-cell>
          <table:table-cell office:value-type="string" office:value="This rock is surprisingly fragile.">
            <text:p>This rock is surprisingly frag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しみ">
            <text:p>親しみ</text:p>
          </table:table-cell>
          <table:table-cell office:value-type="string" office:value="したしみ">
            <text:p>したしみ</text:p>
          </table:table-cell>
          <table:table-cell office:value-type="string" office:value="intimacy, familiarity">
            <text:p>intimacy, famili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誰もが親しみを感じます。">
            <text:p>彼には誰もが親しみを感じます。</text:p>
          </table:table-cell>
          <table:table-cell office:value-type="string" office:value="かれ に は だれ も が したしみ を かんじます。">
            <text:p>かれ に は だれ も が したしみ を かんじます。</text:p>
          </table:table-cell>
          <table:table-cell office:value-type="string" office:value="Everyone feels close to him. .">
            <text:p>Everyone feels close to him. 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びえる">
            <text:p>そびえる</text:p>
          </table:table-cell>
          <table:table-cell office:value-type="string" office:value="そびえる">
            <text:p>そびえる</text:p>
          </table:table-cell>
          <table:table-cell office:value-type="string" office:value="tower, rise high">
            <text:p>tower, rise hi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くつもの高層ビルがそびえていたんだ。">
            <text:p>いくつもの高層ビルがそびえていたんだ。</text:p>
          </table:table-cell>
          <table:table-cell office:value-type="string" office:value="いくつ も の こうそう ビル が そびえて いた ん だ。">
            <text:p>いくつ も の こうそう ビル が そびえて いた ん だ。</text:p>
          </table:table-cell>
          <table:table-cell office:value-type="string" office:value="There was a number of high-rise buildings towering over.">
            <text:p>There was a number of high-rise buildings towering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虚しい">
            <text:p>虚しい</text:p>
          </table:table-cell>
          <table:table-cell office:value-type="string" office:value="むなしい">
            <text:p>むなしい</text:p>
          </table:table-cell>
          <table:table-cell office:value-type="string" office:value="vain, (feel) empty">
            <text:p>vain, (feel) empt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愛がなければ人生は虚しい。">
            <text:p>愛がなければ人生は虚しい。</text:p>
          </table:table-cell>
          <table:table-cell office:value-type="string" office:value="あい が なければ じんせい は むなしい。">
            <text:p>あい が なければ じんせい は むなしい。</text:p>
          </table:table-cell>
          <table:table-cell office:value-type="string" office:value="Life is empty without love.">
            <text:p>Life is empty without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込む">
            <text:p>割り込む</text:p>
          </table:table-cell>
          <table:table-cell office:value-type="string" office:value="わりこむ">
            <text:p>わりこむ</text:p>
          </table:table-cell>
          <table:table-cell office:value-type="string" office:value="cut in">
            <text:p>cut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が前に割り込んできた。">
            <text:p>車が前に割り込んできた。</text:p>
          </table:table-cell>
          <table:table-cell office:value-type="string" office:value="くるま が まえ に わりこんで きた。">
            <text:p>くるま が まえ に わりこんで きた。</text:p>
          </table:table-cell>
          <table:table-cell office:value-type="string" office:value="A car cut in front of me.">
            <text:p>A car cut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護者">
            <text:p>保護者</text:p>
          </table:table-cell>
          <table:table-cell office:value-type="string" office:value="ほごしゃ">
            <text:p>ほごしゃ</text:p>
          </table:table-cell>
          <table:table-cell office:value-type="string" office:value="guardian, parent">
            <text:p>guardian, par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この子の保護者です。">
            <text:p>私はこの子の保護者です。</text:p>
          </table:table-cell>
          <table:table-cell office:value-type="string" office:value="わたし は この こ の ほごしゃ です。">
            <text:p>わたし は この こ の ほごしゃ です。</text:p>
          </table:table-cell>
          <table:table-cell office:value-type="string" office:value="I'm this child's guardian.">
            <text:p>I'm this child's guard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まれつき">
            <text:p>生まれつき</text:p>
          </table:table-cell>
          <table:table-cell office:value-type="string" office:value="うまれつき">
            <text:p>うまれつき</text:p>
          </table:table-cell>
          <table:table-cell office:value-type="string" office:value="by nature">
            <text:p>by natu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生まれつき丈夫です。">
            <text:p>彼女は生まれつき丈夫です。</text:p>
          </table:table-cell>
          <table:table-cell office:value-type="string" office:value="かのじょ は うまれつき じょうぶ です。">
            <text:p>かのじょ は うまれつき じょうぶ です。</text:p>
          </table:table-cell>
          <table:table-cell office:value-type="string" office:value="She is healthy by nature.">
            <text:p>She is healthy by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身">
            <text:p>受け身</text:p>
          </table:table-cell>
          <table:table-cell office:value-type="string" office:value="うけみ">
            <text:p>うけみ</text:p>
          </table:table-cell>
          <table:table-cell office:value-type="string" office:value="being passive">
            <text:p>being pass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受け身の姿勢で、自分からは何もしないんだ。">
            <text:p>彼はいつも受け身の姿勢で、自分からは何もしないんだ。</text:p>
          </table:table-cell>
          <table:table-cell office:value-type="string" office:value="かれ は いつも うけみ の しせい で、じぶん から は なに も しない ん だ。">
            <text:p>かれ は いつも うけみ の しせい で、じぶん から は なに も しない ん だ。</text:p>
          </table:table-cell>
          <table:table-cell office:value-type="string" office:value="He always takes a passive attitude and never initiates anything himself.">
            <text:p>He always takes a passive attitude and never initiates anything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ちわ">
            <text:p>うちわ</text:p>
          </table:table-cell>
          <table:table-cell office:value-type="string" office:value="うちわ">
            <text:p>うちわ</text:p>
          </table:table-cell>
          <table:table-cell office:value-type="string" office:value="round paper fan">
            <text:p>round paper f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うちわで扇いでいる。">
            <text:p>父はうちわで扇いでいる。</text:p>
          </table:table-cell>
          <table:table-cell office:value-type="string" office:value="ちち は うちわ で あおいで いる。">
            <text:p>ちち は うちわ で あおいで いる。</text:p>
          </table:table-cell>
          <table:table-cell office:value-type="string" office:value="My father is fanning himself with a paper fan.">
            <text:p>My father is fanning himself with a paper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観的">
            <text:p>主観的</text:p>
          </table:table-cell>
          <table:table-cell office:value-type="string" office:value="しゅかんてき">
            <text:p>しゅかんてき</text:p>
          </table:table-cell>
          <table:table-cell office:value-type="string" office:value="subjective">
            <text:p>subj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は主観的な意見だ。">
            <text:p>それは主観的な意見だ。</text:p>
          </table:table-cell>
          <table:table-cell office:value-type="string" office:value="それ は しゅかんてきな いけん だ。">
            <text:p>それ は しゅかんてきな いけん だ。</text:p>
          </table:table-cell>
          <table:table-cell office:value-type="string" office:value="That's a subjective opinion.">
            <text:p>That's a subjective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て前">
            <text:p>建て前</text:p>
          </table:table-cell>
          <table:table-cell office:value-type="string" office:value="たてまえ">
            <text:p>たてまえ</text:p>
          </table:table-cell>
          <table:table-cell office:value-type="string" office:value="one's public stance">
            <text:p>one's public 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音と建て前は違うことが多い。">
            <text:p>本音と建て前は違うことが多い。</text:p>
          </table:table-cell>
          <table:table-cell office:value-type="string" office:value="ほんね と たてまえ は ちがう こと が おおい。">
            <text:p>ほんね と たてまえ は ちがう こと が おおい。</text:p>
          </table:table-cell>
          <table:table-cell office:value-type="string" office:value="What people think and say are often different.">
            <text:p>What people think and say are often differ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そ見">
            <text:p>よそ見</text:p>
          </table:table-cell>
          <table:table-cell office:value-type="string" office:value="よそみ">
            <text:p>よそみ</text:p>
          </table:table-cell>
          <table:table-cell office:value-type="string" office:value="look away, take one's eyes off">
            <text:p>look away, take one's eyes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転中はよそ見をしてはいけません。">
            <text:p>運転中はよそ見をしてはいけません。</text:p>
          </table:table-cell>
          <table:table-cell office:value-type="string" office:value="うんてん ちゅう は よそみ を して は いけません。">
            <text:p>うんてん ちゅう は よそみ を して は いけません。</text:p>
          </table:table-cell>
          <table:table-cell office:value-type="string" office:value="Keep your eyes on the road when you're driving.">
            <text:p>Keep your eyes on the road when you're dri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じる">
            <text:p>とじる</text:p>
          </table:table-cell>
          <table:table-cell office:value-type="string" office:value="とじる">
            <text:p>とじる</text:p>
          </table:table-cell>
          <table:table-cell office:value-type="string" office:value="file, put something in (a folder, file etc.)">
            <text:p>file, put something in (a folder, fil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書類はこのファイルにとじてください。">
            <text:p>書類はこのファイルにとじてください。</text:p>
          </table:table-cell>
          <table:table-cell office:value-type="string" office:value="しょるい は この ファイル に とじて ください。">
            <text:p>しょるい は この ファイル に とじて ください。</text:p>
          </table:table-cell>
          <table:table-cell office:value-type="string" office:value="Please put the documents in this file.">
            <text:p>Please put the documents in this 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ぼみ">
            <text:p>つぼみ</text:p>
          </table:table-cell>
          <table:table-cell office:value-type="string" office:value="つぼみ">
            <text:p>つぼみ</text:p>
          </table:table-cell>
          <table:table-cell office:value-type="string" office:value="bud">
            <text:p>bu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のつぼみがたくさん付いていますね。">
            <text:p>花のつぼみがたくさん付いていますね。</text:p>
          </table:table-cell>
          <table:table-cell office:value-type="string" office:value="はな の つぼみ が たくさん ついています ね 。">
            <text:p>はな の つぼみ が たくさん ついています ね 。</text:p>
          </table:table-cell>
          <table:table-cell office:value-type="string" office:value="There are a lot of flower buds on it.">
            <text:p>There are a lot of flower buds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い菌">
            <text:p>ばい菌</text:p>
          </table:table-cell>
          <table:table-cell office:value-type="string" office:value="ばいきん">
            <text:p>ばいきん</text:p>
          </table:table-cell>
          <table:table-cell office:value-type="string" office:value="bacterium, germ">
            <text:p>bacterium, g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傷口にばい菌が入った。">
            <text:p>傷口にばい菌が入った。</text:p>
          </table:table-cell>
          <table:table-cell office:value-type="string" office:value="きずぐち に ばいきん が はいった。">
            <text:p>きずぐち に ばいきん が はいった。</text:p>
          </table:table-cell>
          <table:table-cell office:value-type="string" office:value="I got some bacteria in the wound.">
            <text:p>I got some bacteria in the w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控え室">
            <text:p>控え室</text:p>
          </table:table-cell>
          <table:table-cell office:value-type="string" office:value="ひかえしつ">
            <text:p>ひかえしつ</text:p>
          </table:table-cell>
          <table:table-cell office:value-type="string" office:value="waiting room">
            <text:p>waiting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お客様用の控え室です。">
            <text:p>ここはお客様用の控え室です。</text:p>
          </table:table-cell>
          <table:table-cell office:value-type="string" office:value="ここ は おきゃくさま よう の ひかえしつ です。">
            <text:p>ここ は おきゃくさま よう の ひかえしつ です。</text:p>
          </table:table-cell>
          <table:table-cell office:value-type="string" office:value="This is a waiting room for guests.">
            <text:p>This is a waiting room for gue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場">
            <text:p>市場</text:p>
          </table:table-cell>
          <table:table-cell office:value-type="string" office:value="いちば">
            <text:p>いちば</text:p>
          </table:table-cell>
          <table:table-cell office:value-type="string" office:value="marketplace (selling groceries)">
            <text:p>marketplace (selling grocerie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場で新鮮な魚を買ってきました。">
            <text:p>市場で新鮮な魚を買ってきました。</text:p>
          </table:table-cell>
          <table:table-cell office:value-type="string" office:value="いちば で しんせんな さかな を かって きました。">
            <text:p>いちば で しんせんな さかな を かって きました。</text:p>
          </table:table-cell>
          <table:table-cell office:value-type="string" office:value="I bought some fresh fish at the marketplace.">
            <text:p>I bought some fresh fish at the market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わる">
            <text:p>交わる</text:p>
          </table:table-cell>
          <table:table-cell office:value-type="string" office:value="まじわる">
            <text:p>まじわる</text:p>
          </table:table-cell>
          <table:table-cell office:value-type="string" office:value="cross, intersect">
            <text:p>cross, interse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つの国道はここで交わります。">
            <text:p>二つの国道はここで交わります。</text:p>
          </table:table-cell>
          <table:table-cell office:value-type="string" office:value="ふたつ の こくどう は ここ で まじわります。">
            <text:p>ふたつ の こくどう は ここ で まじわります。</text:p>
          </table:table-cell>
          <table:table-cell office:value-type="string" office:value="The two national roads intersect here.">
            <text:p>The two national roads intersec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埋める">
            <text:p>埋める</text:p>
          </table:table-cell>
          <table:table-cell office:value-type="string" office:value="うめる">
            <text:p>うめる</text:p>
          </table:table-cell>
          <table:table-cell office:value-type="string" office:value="bury, fill up (a hole, etc.)">
            <text:p>bury, fill up (a hole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穴を掘ってそれを埋めました。">
            <text:p>庭に穴を掘ってそれを埋めました。</text:p>
          </table:table-cell>
          <table:table-cell office:value-type="string" office:value="にわ に あな を ほって それ を うめました。">
            <text:p>にわ に あな を ほって それ を うめました。</text:p>
          </table:table-cell>
          <table:table-cell office:value-type="string" office:value="I dug a hole in the backyard and buried it in there.">
            <text:p>I dug a hole in the backyard and buried it in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下">
            <text:p>目下</text:p>
          </table:table-cell>
          <table:table-cell office:value-type="string" office:value="めした">
            <text:p>めした</text:p>
          </table:table-cell>
          <table:table-cell office:value-type="string" office:value="one's inferiors, subordinates">
            <text:p>one's inferiors, subordinat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下の者にも優しいんだ。">
            <text:p>彼は目下の者にも優しいんだ。</text:p>
          </table:table-cell>
          <table:table-cell office:value-type="string" office:value="かれ は めした の もの に も やさしい ん だ。">
            <text:p>かれ は めした の もの に も やさしい ん だ。</text:p>
          </table:table-cell>
          <table:table-cell office:value-type="string" office:value="He's kind to his subordinates too.">
            <text:p>He's kind to his subordinates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末">
            <text:p>末</text:p>
          </table:table-cell>
          <table:table-cell office:value-type="string" office:value="まつ">
            <text:p>まつ</text:p>
          </table:table-cell>
          <table:table-cell office:value-type="string" office:value="last part, end">
            <text:p>last part,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末にカナダに行きます。">
            <text:p>今月末にカナダに行きます。</text:p>
          </table:table-cell>
          <table:table-cell office:value-type="string" office:value="こんげつ まつ に カナダ に いきます。">
            <text:p>こんげつ まつ に カナダ に いきます。</text:p>
          </table:table-cell>
          <table:table-cell office:value-type="string" office:value="I'm going to Canada at the end of this month.">
            <text:p>I'm going to Canada at the end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論">
            <text:p>世論</text:p>
          </table:table-cell>
          <table:table-cell office:value-type="string" office:value="よろん">
            <text:p>よろん</text:p>
          </table:table-cell>
          <table:table-cell office:value-type="string" office:value="public opinion">
            <text:p>public opi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論は新しい法律に反対です。">
            <text:p>世論は新しい法律に反対です。</text:p>
          </table:table-cell>
          <table:table-cell office:value-type="string" office:value="よろん は あたらしい ほうりつ に はんたい です。">
            <text:p>よろん は あたらしい ほうりつ に はんたい です。</text:p>
          </table:table-cell>
          <table:table-cell office:value-type="string" office:value="Public opinion is against the new law.">
            <text:p>Public opinion is against the new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る">
            <text:p>よる</text:p>
          </table:table-cell>
          <table:table-cell office:value-type="string" office:value="よる">
            <text:p>よる</text:p>
          </table:table-cell>
          <table:table-cell office:value-type="string" office:value="be based on, depend on">
            <text:p>be based on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は見かけによらないな。">
            <text:p>人は見かけによらないな。</text:p>
          </table:table-cell>
          <table:table-cell office:value-type="string" office:value="ひと は みかけ に よらない な。">
            <text:p>ひと は みかけ に よらない な。</text:p>
          </table:table-cell>
          <table:table-cell office:value-type="string" office:value="We can't judge people based on their appearance.">
            <text:p>We can't judge people based on their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っとも">
            <text:p>もっとも</text:p>
          </table:table-cell>
          <table:table-cell office:value-type="string" office:value="もっとも">
            <text:p>もっとも</text:p>
          </table:table-cell>
          <table:table-cell office:value-type="string" office:value="quite right">
            <text:p>quite righ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意見はもっともです。">
            <text:p>彼の意見はもっともです。</text:p>
          </table:table-cell>
          <table:table-cell office:value-type="string" office:value="かれ の いけん は もっとも です。">
            <text:p>かれ の いけん は もっとも です。</text:p>
          </table:table-cell>
          <table:table-cell office:value-type="string" office:value="His opinion is quite right.">
            <text:p>His opinion is quite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こす">
            <text:p>起こす</text:p>
          </table:table-cell>
          <table:table-cell office:value-type="string" office:value="おこす">
            <text:p>おこす</text:p>
          </table:table-cell>
          <table:table-cell office:value-type="string" office:value="bring about, cause">
            <text:p>bring about, cau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暴力事件を起こしたんだよ。">
            <text:p>彼は暴力事件を起こしたんだよ。</text:p>
          </table:table-cell>
          <table:table-cell office:value-type="string" office:value="かれ は ぼうりょく じけん を おこした ん だ よ。">
            <text:p>かれ は ぼうりょく じけん を おこした ん だ よ。</text:p>
          </table:table-cell>
          <table:table-cell office:value-type="string" office:value="He caused a violent incident.">
            <text:p>He caused a violent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挙げる">
            <text:p>挙げる</text:p>
          </table:table-cell>
          <table:table-cell office:value-type="string" office:value="あげる">
            <text:p>あげる</text:p>
          </table:table-cell>
          <table:table-cell office:value-type="string" office:value="cite, give (an example)">
            <text:p>cite, give (an examp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例をいくつか挙げてみましょう。">
            <text:p>例をいくつか挙げてみましょう。</text:p>
          </table:table-cell>
          <table:table-cell office:value-type="string" office:value="れい を いくつ か あげて みましょう。">
            <text:p>れい を いくつ か あげて みましょう。</text:p>
          </table:table-cell>
          <table:table-cell office:value-type="string" office:value="I'll give you some examples.">
            <text:p>I'll give you som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量">
            <text:p>大量</text:p>
          </table:table-cell>
          <table:table-cell office:value-type="string" office:value="たいりょう">
            <text:p>たいりょう</text:p>
          </table:table-cell>
          <table:table-cell office:value-type="string" office:value="large mass or scale">
            <text:p>large mass or sc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大量のゴミが出た。">
            <text:p>昨日大量のゴミが出た。</text:p>
          </table:table-cell>
          <table:table-cell office:value-type="string" office:value="きのう たいりょう の ゴミ が でた。">
            <text:p>きのう たいりょう の ゴミ が でた。</text:p>
          </table:table-cell>
          <table:table-cell office:value-type="string" office:value="We had a lot of garbage yesterday.">
            <text:p>We had a lot of garbag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利">
            <text:p>金利</text:p>
          </table:table-cell>
          <table:table-cell office:value-type="string" office:value="きんり">
            <text:p>きんり</text:p>
          </table:table-cell>
          <table:table-cell office:value-type="string" office:value="interest, interest rate">
            <text:p>interest, interest 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銀行の金利が少し上がった。">
            <text:p>最近、銀行の金利が少し上がった。</text:p>
          </table:table-cell>
          <table:table-cell office:value-type="string" office:value="さいきん、ぎんこう の きんり が すこし あがった。">
            <text:p>さいきん、ぎんこう の きんり が すこし あがった。</text:p>
          </table:table-cell>
          <table:table-cell office:value-type="string" office:value="The bank's interest rates went up a little bit recently.">
            <text:p>The bank's interest rates went up a little bit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権">
            <text:p>人権</text:p>
          </table:table-cell>
          <table:table-cell office:value-type="string" office:value="じんけん">
            <text:p>じんけん</text:p>
          </table:table-cell>
          <table:table-cell office:value-type="string" office:value="human rights">
            <text:p>human righ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ての人に人権がある。">
            <text:p>全ての人に人権がある。</text:p>
          </table:table-cell>
          <table:table-cell office:value-type="string" office:value="すべて の ひと に じんけん が ある。">
            <text:p>すべて の ひと に じんけん が ある。</text:p>
          </table:table-cell>
          <table:table-cell office:value-type="string" office:value="All people have human rights.">
            <text:p>All people have human r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証券">
            <text:p>証券</text:p>
          </table:table-cell>
          <table:table-cell office:value-type="string" office:value="しょうけん">
            <text:p>しょうけん</text:p>
          </table:table-cell>
          <table:table-cell office:value-type="string" office:value="securities">
            <text:p>secur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証券を売って資金にしようと思うの。">
            <text:p>証券を売って資金にしようと思うの。</text:p>
          </table:table-cell>
          <table:table-cell office:value-type="string" office:value="しょうけん を うって しきん に しよう と おもう の。">
            <text:p>しょうけん を うって しきん に しよう と おもう の。</text:p>
          </table:table-cell>
          <table:table-cell office:value-type="string" office:value="I'm thinking of selling securities to make some funds.">
            <text:p>I'm thinking of selling securities to make some fu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裁判所">
            <text:p>裁判所</text:p>
          </table:table-cell>
          <table:table-cell office:value-type="string" office:value="さいばんしょ">
            <text:p>さいばんしょ</text:p>
          </table:table-cell>
          <table:table-cell office:value-type="string" office:value="courthouse">
            <text:p>court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裁判所の前で知らせを待っています。">
            <text:p>彼らは裁判所の前で知らせを待っています。</text:p>
          </table:table-cell>
          <table:table-cell office:value-type="string" office:value="かれら は さいばんしょ の まえ で しらせ を まって います。">
            <text:p>かれら は さいばんしょ の まえ で しらせ を まって います。</text:p>
          </table:table-cell>
          <table:table-cell office:value-type="string" office:value="They are waiting in front of the courthouse for the announcement.">
            <text:p>They are waiting in front of the courthouse for the announc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理">
            <text:p>総理</text:p>
          </table:table-cell>
          <table:table-cell office:value-type="string" office:value="そうり">
            <text:p>そうり</text:p>
          </table:table-cell>
          <table:table-cell office:value-type="string" office:value="prime minister of Japan (for short)">
            <text:p>prime minister of Japan (for shor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総理はヨーロッパを訪問中です。">
            <text:p>総理はヨーロッパを訪問中です。</text:p>
          </table:table-cell>
          <table:table-cell office:value-type="string" office:value="そうり は ヨーロッパ を ほうもん ちゅう です。">
            <text:p>そうり は ヨーロッパ を ほうもん ちゅう です。</text:p>
          </table:table-cell>
          <table:table-cell office:value-type="string" office:value="The prime minister (of Japan) is currently visiting Europe.">
            <text:p>The prime minister (of Japan) is currently visiting Eu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齢">
            <text:p>高齢</text:p>
          </table:table-cell>
          <table:table-cell office:value-type="string" office:value="こうれい">
            <text:p>こうれい</text:p>
          </table:table-cell>
          <table:table-cell office:value-type="string" office:value="advanced age, old age">
            <text:p>advanced age, old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齢を理由に社長を辞めた。">
            <text:p>彼は高齢を理由に社長を辞めた。</text:p>
          </table:table-cell>
          <table:table-cell office:value-type="string" office:value="かれ は こうれい を りゆう に しゃちょう を やめた。">
            <text:p>かれ は こうれい を りゆう に しゃちょう を やめた。</text:p>
          </table:table-cell>
          <table:table-cell office:value-type="string" office:value="He resigned as president due to his age.">
            <text:p>He resigned as president due to his 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後">
            <text:p>戦後</text:p>
          </table:table-cell>
          <table:table-cell office:value-type="string" office:value="せんご">
            <text:p>せんご</text:p>
          </table:table-cell>
          <table:table-cell office:value-type="string" office:value="postwar period">
            <text:p>postwar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戦後の日本は混乱していました。">
            <text:p>戦後の日本は混乱していました。</text:p>
          </table:table-cell>
          <table:table-cell office:value-type="string" office:value="せんご の にっぽん は こんらん して いました。">
            <text:p>せんご の にっぽん は こんらん して いました。</text:p>
          </table:table-cell>
          <table:table-cell office:value-type="string" office:value="Japan was in chaos in the aftermath of World War II.">
            <text:p>Japan was in chaos in the aftermath of World War 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局">
            <text:p>当局</text:p>
          </table:table-cell>
          <table:table-cell office:value-type="string" office:value="とうきょく">
            <text:p>とうきょく</text:p>
          </table:table-cell>
          <table:table-cell office:value-type="string" office:value="authorities">
            <text:p>author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件については当局が調査しています。">
            <text:p>その事件については当局が調査しています。</text:p>
          </table:table-cell>
          <table:table-cell office:value-type="string" office:value="その じけん について は とうきょく が ちょうさ して います。">
            <text:p>その じけん について は とうきょく が ちょうさ して います。</text:p>
          </table:table-cell>
          <table:table-cell office:value-type="string" office:value="The authorities are investigating the incident.">
            <text:p>The authorities are investigating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衛隊">
            <text:p>自衛隊</text:p>
          </table:table-cell>
          <table:table-cell office:value-type="string" office:value="じえいたい">
            <text:p>じえいたい</text:p>
          </table:table-cell>
          <table:table-cell office:value-type="string" office:value="Self Defense Forces">
            <text:p>Self Defense Fo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衛隊がイラクに派遣された。">
            <text:p>自衛隊がイラクに派遣された。</text:p>
          </table:table-cell>
          <table:table-cell office:value-type="string" office:value="じえいたい が イラク に はけん された。">
            <text:p>じえいたい が イラク に はけん された。</text:p>
          </table:table-cell>
          <table:table-cell office:value-type="string" office:value="The Self Defense Forces have been sent to Iraq.">
            <text:p>The Self Defense Forces have been sent to Iraq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が国">
            <text:p>我が国</text:p>
          </table:table-cell>
          <table:table-cell office:value-type="string" office:value="わがくに">
            <text:p>わがくに</text:p>
          </table:table-cell>
          <table:table-cell office:value-type="string" office:value="our country">
            <text:p>our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我が国を代表する作家です。">
            <text:p>彼は我が国を代表する作家です。</text:p>
          </table:table-cell>
          <table:table-cell office:value-type="string" office:value="かれ は わがくに を だいひょう する さっか です。">
            <text:p>かれ は わがくに を だいひょう する さっか です。</text:p>
          </table:table-cell>
          <table:table-cell office:value-type="string" office:value="He's a writer representative of our country.">
            <text:p>He's a writer representative of our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期">
            <text:p>初期</text:p>
          </table:table-cell>
          <table:table-cell office:value-type="string" office:value="しょき">
            <text:p>しょき</text:p>
          </table:table-cell>
          <table:table-cell office:value-type="string" office:value="initial period">
            <text:p>initial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鼻水は風邪の初期症状のひとつです。">
            <text:p>鼻水は風邪の初期症状のひとつです。</text:p>
          </table:table-cell>
          <table:table-cell office:value-type="string" office:value="はなみず は かぜ の しょき しょうじょう の ひとつ です。">
            <text:p>はなみず は かぜ の しょき しょうじょう の ひとつ です。</text:p>
          </table:table-cell>
          <table:table-cell office:value-type="string" office:value="A runny nose is one of the initial symptoms of a cold.">
            <text:p>A runny nose is one of the initial symptoms of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リスト教">
            <text:p>キリスト教</text:p>
          </table:table-cell>
          <table:table-cell office:value-type="string" office:value="キリストきょう">
            <text:p>キリストきょう</text:p>
          </table:table-cell>
          <table:table-cell office:value-type="string" office:value="Christianity">
            <text:p>Christia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先にキリスト教の教会があります。">
            <text:p>この先にキリスト教の教会があります。</text:p>
          </table:table-cell>
          <table:table-cell office:value-type="string" office:value="この さき に キリストきょう の きょうかい が あります。">
            <text:p>この さき に キリストきょう の きょうかい が あります。</text:p>
          </table:table-cell>
          <table:table-cell office:value-type="string" office:value="There is a Christian church ahead.">
            <text:p>There is a Christian church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翌日">
            <text:p>翌日</text:p>
          </table:table-cell>
          <table:table-cell office:value-type="string" office:value="よくじつ">
            <text:p>よくじつ</text:p>
          </table:table-cell>
          <table:table-cell office:value-type="string" office:value="the following day, the next day">
            <text:p>the following day, the next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翌日、彼に会いにいきました。">
            <text:p>翌日、彼に会いにいきました。</text:p>
          </table:table-cell>
          <table:table-cell office:value-type="string" office:value="よくじつ 、 かれ に あいに いきました 。">
            <text:p>よくじつ 、 かれ に あいに いきました 。</text:p>
          </table:table-cell>
          <table:table-cell office:value-type="string" office:value="I went to see him the next day.">
            <text:p>I went to see him the nex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府">
            <text:p>府</text:p>
          </table:table-cell>
          <table:table-cell office:value-type="string" office:value="ふ">
            <text:p>ふ</text:p>
          </table:table-cell>
          <table:table-cell office:value-type="string" office:value="(Osaka or Kyoto) prefecture">
            <text:p>(Osaka or Kyoto) prefe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阪府に住んでいます。">
            <text:p>彼は大阪府に住んでいます。</text:p>
          </table:table-cell>
          <table:table-cell office:value-type="string" office:value="かれ は おおさか ふ に すんで います。">
            <text:p>かれ は おおさか ふ に すんで います。</text:p>
          </table:table-cell>
          <table:table-cell office:value-type="string" office:value="He lives in the Osaka prefecture.">
            <text:p>He lives in the Osaka prefe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員">
            <text:p>教員</text:p>
          </table:table-cell>
          <table:table-cell office:value-type="string" office:value="きょういん">
            <text:p>きょういん</text:p>
          </table:table-cell>
          <table:table-cell office:value-type="string" office:value="teacher, faculty staff">
            <text:p>teacher, faculty sta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校の教員です。">
            <text:p>彼は高校の教員です。</text:p>
          </table:table-cell>
          <table:table-cell office:value-type="string" office:value="かれ は こうこう の きょういん です。">
            <text:p>かれ は こうこう の きょういん です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御">
            <text:p>制御</text:p>
          </table:table-cell>
          <table:table-cell office:value-type="string" office:value="せいぎょ">
            <text:p>せいぎょ</text:p>
          </table:table-cell>
          <table:table-cell office:value-type="string" office:value="control, command">
            <text:p>control, com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のパネルで機械全体を制御できます。">
            <text:p>ここのパネルで機械全体を制御できます。</text:p>
          </table:table-cell>
          <table:table-cell office:value-type="string" office:value="ここ の パネル で きかい ぜんたい を せいぎょ できます。">
            <text:p>ここ の パネル で きかい ぜんたい を せいぎょ できます。</text:p>
          </table:table-cell>
          <table:table-cell office:value-type="string" office:value="You can control the entire machine with this panel.">
            <text:p>You can control the entire machine with this pan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刊">
            <text:p>週刊</text:p>
          </table:table-cell>
          <table:table-cell office:value-type="string" office:value="しゅうかん">
            <text:p>しゅうかん</text:p>
          </table:table-cell>
          <table:table-cell office:value-type="string" office:value="published weekly">
            <text:p>published week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適">
            <text:p>最適</text:p>
          </table:table-cell>
          <table:table-cell office:value-type="string" office:value="さいてき">
            <text:p>さいてき</text:p>
          </table:table-cell>
          <table:table-cell office:value-type="string" office:value="optimum, best">
            <text:p>optimum, b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は子育てに最適な環境です。">
            <text:p>ここは子育てに最適な環境です。</text:p>
          </table:table-cell>
          <table:table-cell office:value-type="string" office:value="ここ は こそだて に さいてきな かんきょう です。">
            <text:p>ここ は こそだて に さいてきな かんきょう です。</text:p>
          </table:table-cell>
          <table:table-cell office:value-type="string" office:value="This is the best environment for raising children.">
            <text:p>This is the best environment for raising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裁">
            <text:p>総裁</text:p>
          </table:table-cell>
          <table:table-cell office:value-type="string" office:value="そうさい">
            <text:p>そうさい</text:p>
          </table:table-cell>
          <table:table-cell office:value-type="string" office:value="president, director-general">
            <text:p>president, director-gene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日本銀行の総裁です。">
            <text:p>あの人は日本銀行の総裁です。</text:p>
          </table:table-cell>
          <table:table-cell office:value-type="string" office:value="あの ひと は にっぽん ぎんこう の そうさい です。">
            <text:p>あの ひと は にっぽん ぎんこう の そうさい です。</text:p>
          </table:table-cell>
          <table:table-cell office:value-type="string" office:value="That person is the president of the Bank of Japan.">
            <text:p>That person is the president of the Bank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換">
            <text:p>変換</text:p>
          </table:table-cell>
          <table:table-cell office:value-type="string" office:value="へんかん">
            <text:p>へんかん</text:p>
          </table:table-cell>
          <table:table-cell office:value-type="string" office:value="change, conversion">
            <text:p>change, conver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ひらがなをカタカナに変換しました。">
            <text:p>ひらがなをカタカナに変換しました。</text:p>
          </table:table-cell>
          <table:table-cell office:value-type="string" office:value="ひらがな を カタカナ に へんかん しました。">
            <text:p>ひらがな を カタカナ に へんかん しました。</text:p>
          </table:table-cell>
          <table:table-cell office:value-type="string" office:value="I converted hiragana into katakana.">
            <text:p>I converted hiragana into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日">
            <text:p>朝日</text:p>
          </table:table-cell>
          <table:table-cell office:value-type="string" office:value="あさひ">
            <text:p>あさひ</text:p>
          </table:table-cell>
          <table:table-cell office:value-type="string" office:value="morning sun">
            <text:p>morning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日が昇りました。">
            <text:p>朝日が昇りました。</text:p>
          </table:table-cell>
          <table:table-cell office:value-type="string" office:value="あさひ が のぼりました。">
            <text:p>あさひ が のぼりました。</text:p>
          </table:table-cell>
          <table:table-cell office:value-type="string" office:value="The morning sun has risen.">
            <text:p>The morning sun has ri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長">
            <text:p>市長</text:p>
          </table:table-cell>
          <table:table-cell office:value-type="string" office:value="しちょう">
            <text:p>しちょう</text:p>
          </table:table-cell>
          <table:table-cell office:value-type="string" office:value="mayor">
            <text:p>may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市長が選ばれました。">
            <text:p>新しい市長が選ばれました。</text:p>
          </table:table-cell>
          <table:table-cell office:value-type="string" office:value="あたらしい しちょう が えらばれました。">
            <text:p>あたらしい しちょう が えらばれました。</text:p>
          </table:table-cell>
          <table:table-cell office:value-type="string" office:value="A new mayor has been elected.">
            <text:p>A new mayor has been el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門">
            <text:p>入門</text:p>
          </table:table-cell>
          <table:table-cell office:value-type="string" office:value="にゅうもん">
            <text:p>にゅうもん</text:p>
          </table:table-cell>
          <table:table-cell office:value-type="string" office:value="admission, introduction">
            <text:p>admission, int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相撲部屋に入門しました。">
            <text:p>私は相撲部屋に入門しました。</text:p>
          </table:table-cell>
          <table:table-cell office:value-type="string" office:value="わたし は すもう べや に にゅうもん しました。">
            <text:p>わたし は すもう べや に にゅうもん しました。</text:p>
          </table:table-cell>
          <table:table-cell office:value-type="string" office:value="I entered a sumo stable.">
            <text:p>I entered a sumo 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開">
            <text:p>再開</text:p>
          </table:table-cell>
          <table:table-cell office:value-type="string" office:value="さいかい">
            <text:p>さいかい</text:p>
          </table:table-cell>
          <table:table-cell office:value-type="string" office:value="reopening, resumption">
            <text:p>reopening, resum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はすぐに再開されたの。">
            <text:p>試合はすぐに再開されたの。</text:p>
          </table:table-cell>
          <table:table-cell office:value-type="string" office:value="しあい は すぐ に さいかい された の。">
            <text:p>しあい は すぐ に さいかい された の。</text:p>
          </table:table-cell>
          <table:table-cell office:value-type="string" office:value="The game was resumed soon.">
            <text:p>The game was resum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買収">
            <text:p>買収</text:p>
          </table:table-cell>
          <table:table-cell office:value-type="string" office:value="ばいしゅう">
            <text:p>ばいしゅう</text:p>
          </table:table-cell>
          <table:table-cell office:value-type="string" office:value="acquisition, bribing">
            <text:p>acquisition, bri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買収されたらしいわ。">
            <text:p>彼は買収されたらしいわ。</text:p>
          </table:table-cell>
          <table:table-cell office:value-type="string" office:value="かれ は ばいしゅう された らしい わ。">
            <text:p>かれ は ばいしゅう された らしい わ。</text:p>
          </table:table-cell>
          <table:table-cell office:value-type="string" office:value="Apparently, he was bribed.">
            <text:p>Apparently, he was bri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方">
            <text:p>生き方</text:p>
          </table:table-cell>
          <table:table-cell office:value-type="string" office:value="いきかた">
            <text:p>いきかた</text:p>
          </table:table-cell>
          <table:table-cell office:value-type="string" office:value="way of life">
            <text:p>way of l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らしい生き方をしなさい。">
            <text:p>自分らしい生き方をしなさい。</text:p>
          </table:table-cell>
          <table:table-cell office:value-type="string" office:value="じぶん らしい いきかた を しなさい。">
            <text:p>じぶん らしい いきかた を しなさい。</text:p>
          </table:table-cell>
          <table:table-cell office:value-type="string" office:value="Live your life in your own way.">
            <text:p>Live your life in your own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年">
            <text:p>長年</text:p>
          </table:table-cell>
          <table:table-cell office:value-type="string" office:value="ながねん">
            <text:p>ながねん</text:p>
          </table:table-cell>
          <table:table-cell office:value-type="string" office:value="many years, long time">
            <text:p>many years, long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長年の友人です。">
            <text:p>彼は長年の友人です。</text:p>
          </table:table-cell>
          <table:table-cell office:value-type="string" office:value="かれ は ながねん の ゆうじん です。">
            <text:p>かれ は ながねん の ゆうじん です。</text:p>
          </table:table-cell>
          <table:table-cell office:value-type="string" office:value="He's an old friend of mine.">
            <text:p>He's an old friend of m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務省">
            <text:p>外務省</text:p>
          </table:table-cell>
          <table:table-cell office:value-type="string" office:value="がいむしょう">
            <text:p>がいむしょう</text:p>
          </table:table-cell>
          <table:table-cell office:value-type="string" office:value="Ministry of Foreign Affairs">
            <text:p>Ministry of Foreign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ザについて外務省に問い合わせた。">
            <text:p>ビザについて外務省に問い合わせた。</text:p>
          </table:table-cell>
          <table:table-cell office:value-type="string" office:value="ビザ について がいむしょう に といあわせた。">
            <text:p>ビザ について がいむしょう に といあわせた。</text:p>
          </table:table-cell>
          <table:table-cell office:value-type="string" office:value="I contacted the Ministry of Foreign Affairs to inquire about my visa.">
            <text:p>I contacted the Ministry of Foreign Affairs to inquire about my vis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上">
            <text:p>地上</text:p>
          </table:table-cell>
          <table:table-cell office:value-type="string" office:value="ちじょう">
            <text:p>ちじょう</text:p>
          </table:table-cell>
          <table:table-cell office:value-type="string" office:value="above ground">
            <text:p>above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電車は地上を走ります。">
            <text:p>この電車は地上を走ります。</text:p>
          </table:table-cell>
          <table:table-cell office:value-type="string" office:value="この でんしゃ は ちじょう を はしります。">
            <text:p>この でんしゃ は ちじょう を はしります。</text:p>
          </table:table-cell>
          <table:table-cell office:value-type="string" office:value="This train runs above ground.">
            <text:p>This train runs abov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論">
            <text:p>反論</text:p>
          </table:table-cell>
          <table:table-cell office:value-type="string" office:value="はんろん">
            <text:p>はんろん</text:p>
          </table:table-cell>
          <table:table-cell office:value-type="string" office:value="objection, counterargument">
            <text:p>objection, counterargu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反論がある人はどうぞ。">
            <text:p>反論がある人はどうぞ。</text:p>
          </table:table-cell>
          <table:table-cell office:value-type="string" office:value="はんろん が ある ひと は どうぞ。">
            <text:p>はんろん が ある ひと は どうぞ。</text:p>
          </table:table-cell>
          <table:table-cell office:value-type="string" office:value="Please speak up if you have an objection.">
            <text:p>Please speak up if you have an obj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子力">
            <text:p>原子力</text:p>
          </table:table-cell>
          <table:table-cell office:value-type="string" office:value="げんしりょく">
            <text:p>げんしりょく</text:p>
          </table:table-cell>
          <table:table-cell office:value-type="string" office:value="atomic energy, nuclear power">
            <text:p>atomic energy, nuclear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原子力の安全な利用について考えましょう。">
            <text:p>原子力の安全な利用について考えましょう。</text:p>
          </table:table-cell>
          <table:table-cell office:value-type="string" office:value="げんしりょく の あんぜんな りよう について かんがえましょう。">
            <text:p>げんしりょく の あんぜんな りよう について かんがえましょう。</text:p>
          </table:table-cell>
          <table:table-cell office:value-type="string" office:value="Let's think about the safe use of nuclear power.">
            <text:p>Let's think about the safe use of nuclear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者">
            <text:p>両者</text:p>
          </table:table-cell>
          <table:table-cell office:value-type="string" office:value="りょうしゃ">
            <text:p>りょうしゃ</text:p>
          </table:table-cell>
          <table:table-cell office:value-type="string" office:value="both parties, both sides">
            <text:p>both parties, 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両者の意見を聞きましょう。">
            <text:p>両者の意見を聞きましょう。</text:p>
          </table:table-cell>
          <table:table-cell office:value-type="string" office:value="りょうしゃ の いけん を ききましょう。">
            <text:p>りょうしゃ の いけん を ききましょう。</text:p>
          </table:table-cell>
          <table:table-cell office:value-type="string" office:value="Let's hear opinions from both parties.">
            <text:p>Let's hear opinions from both par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仏教">
            <text:p>仏教</text:p>
          </table:table-cell>
          <table:table-cell office:value-type="string" office:value="ぶっきょう">
            <text:p>ぶっきょう</text:p>
          </table:table-cell>
          <table:table-cell office:value-type="string" office:value="Buddhism">
            <text:p>Buddh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葬式は仏教で行うことが多いです。">
            <text:p>お葬式は仏教で行うことが多いです。</text:p>
          </table:table-cell>
          <table:table-cell office:value-type="string" office:value="おそうしき は ぶっきょう で おこなう こと が おおい です。">
            <text:p>おそうしき は ぶっきょう で おこなう こと が おおい です。</text:p>
          </table:table-cell>
          <table:table-cell office:value-type="string" office:value="Funerals are often conducted with Buddhist rites.">
            <text:p>Funerals are often conducted with Buddhist ri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要">
            <text:p>不要</text:p>
          </table:table-cell>
          <table:table-cell office:value-type="string" office:value="ふよう">
            <text:p>ふよう</text:p>
          </table:table-cell>
          <table:table-cell office:value-type="string" office:value="no need, unneeded">
            <text:p>no need, unneed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要になったパソコンを処分したんだ。">
            <text:p>不要になったパソコンを処分したんだ。</text:p>
          </table:table-cell>
          <table:table-cell office:value-type="string" office:value="ふよう に なった パソコン を しょぶん した ん だ。">
            <text:p>ふよう に なった パソコン を しょぶん した ん だ。</text:p>
          </table:table-cell>
          <table:table-cell office:value-type="string" office:value="I disposed of the personal computer I didn't need.">
            <text:p>I disposed of the personal computer I didn't n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い">
            <text:p>疑い</text:p>
          </table:table-cell>
          <table:table-cell office:value-type="string" office:value="うたがい">
            <text:p>うたがい</text:p>
          </table:table-cell>
          <table:table-cell office:value-type="string" office:value="doubt, suspicion">
            <text:p>doubt, suspic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盗みの疑いをかけられたの。">
            <text:p>彼は盗みの疑いをかけられたの。</text:p>
          </table:table-cell>
          <table:table-cell office:value-type="string" office:value="かれ は ぬすみ の うたがい を かけられた の。">
            <text:p>かれ は ぬすみ の うたがい を かけられた の。</text:p>
          </table:table-cell>
          <table:table-cell office:value-type="string" office:value="He was suspected of theft.">
            <text:p>He was suspected of th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数">
            <text:p>少数</text:p>
          </table:table-cell>
          <table:table-cell office:value-type="string" office:value="しょうすう">
            <text:p>しょうすう</text:p>
          </table:table-cell>
          <table:table-cell office:value-type="string" office:value="small number, minority">
            <text:p>small number, min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計画に反対の人はほんの少数だった。">
            <text:p>その計画に反対の人はほんの少数だった。</text:p>
          </table:table-cell>
          <table:table-cell office:value-type="string" office:value="その けいかく に はんたい の ひと は ほんの しょうすう だった。">
            <text:p>その けいかく に はんたい の ひと は ほんの しょうすう だった。</text:p>
          </table:table-cell>
          <table:table-cell office:value-type="string" office:value="There were only a few people who opposed the plan.">
            <text:p>There were only a few people who opposed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く">
            <text:p>ひく</text:p>
          </table:table-cell>
          <table:table-cell office:value-type="string" office:value="ひく">
            <text:p>ひく</text:p>
          </table:table-cell>
          <table:table-cell office:value-type="string" office:value="run over">
            <text:p>run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にひかれないよう、気をつけなさい。">
            <text:p>車にひかれないよう、気をつけなさい。</text:p>
          </table:table-cell>
          <table:table-cell office:value-type="string" office:value="くるま に ひかれない よう、き を つけなさい。">
            <text:p>くるま に ひかれない よう、き を つけなさい。</text:p>
          </table:table-cell>
          <table:table-cell office:value-type="string" office:value="Be careful not to get run over by a car.">
            <text:p>Be careful not to get run over by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奇跡">
            <text:p>奇跡</text:p>
          </table:table-cell>
          <table:table-cell office:value-type="string" office:value="きせき">
            <text:p>きせき</text:p>
          </table:table-cell>
          <table:table-cell office:value-type="string" office:value="miracle">
            <text:p>mira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マジックはまるで奇跡です。">
            <text:p>彼のマジックはまるで奇跡です。</text:p>
          </table:table-cell>
          <table:table-cell office:value-type="string" office:value="かれ の マジック は まるで きせき です。">
            <text:p>かれ の マジック は まるで きせき です。</text:p>
          </table:table-cell>
          <table:table-cell office:value-type="string" office:value="His magic is like a miracle.">
            <text:p>His magic is like a mira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絵本">
            <text:p>絵本</text:p>
          </table:table-cell>
          <table:table-cell office:value-type="string" office:value="えほん">
            <text:p>えほん</text:p>
          </table:table-cell>
          <table:table-cell office:value-type="string" office:value="picture book">
            <text:p>picture 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は絵本が大好きです。">
            <text:p>その子は絵本が大好きです。</text:p>
          </table:table-cell>
          <table:table-cell office:value-type="string" office:value="その こ は えほん が だいすき です。">
            <text:p>その こ は えほん が だいすき です。</text:p>
          </table:table-cell>
          <table:table-cell office:value-type="string" office:value="That kid loves picture books.">
            <text:p>That kid loves picture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位">
            <text:p>順位</text:p>
          </table:table-cell>
          <table:table-cell office:value-type="string" office:value="じゅんい">
            <text:p>じゅんい</text:p>
          </table:table-cell>
          <table:table-cell office:value-type="string" office:value="order, rank">
            <text:p>order, r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は去年よりも順位が上がりました。">
            <text:p>今年は去年よりも順位が上がりました。</text:p>
          </table:table-cell>
          <table:table-cell office:value-type="string" office:value="ことし は きょねん より も じゅんい が あがりました。">
            <text:p>ことし は きょねん より も じゅんい が あがりました。</text:p>
          </table:table-cell>
          <table:table-cell office:value-type="string" office:value="This year we were ranked higher than last year.">
            <text:p>This year we were ranked higher than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略">
            <text:p>略</text:p>
          </table:table-cell>
          <table:table-cell office:value-type="string" office:value="りゃく">
            <text:p>りゃく</text:p>
          </table:table-cell>
          <table:table-cell office:value-type="string" office:value="abbreviation">
            <text:p>abbrev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IT」は何の略か知っていますか。">
            <text:p>「IT」は何の略か知っていますか。</text:p>
          </table:table-cell>
          <table:table-cell office:value-type="string" office:value="「IT」 は なん の りゃく か しって います か。">
            <text:p>「IT」 は なん の りゃく か しって います か。</text:p>
          </table:table-cell>
          <table:table-cell office:value-type="string" office:value="Do you know what IT stands for?">
            <text:p>Do you know what IT stands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年">
            <text:p>前年</text:p>
          </table:table-cell>
          <table:table-cell office:value-type="string" office:value="ぜんねん">
            <text:p>ぜんねん</text:p>
          </table:table-cell>
          <table:table-cell office:value-type="string" office:value="the year before">
            <text:p>the year bef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年に比べて利益が上がりました。">
            <text:p>前年に比べて利益が上がりました。</text:p>
          </table:table-cell>
          <table:table-cell office:value-type="string" office:value="ぜんねん に くらべて りえき が あがりました。">
            <text:p>ぜんねん に くらべて りえき が あがりました。</text:p>
          </table:table-cell>
          <table:table-cell office:value-type="string" office:value="Our profit went up compared to the year before.">
            <text:p>Our profit went up compared to the year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求人">
            <text:p>求人</text:p>
          </table:table-cell>
          <table:table-cell office:value-type="string" office:value="きゅうじん">
            <text:p>きゅうじん</text:p>
          </table:table-cell>
          <table:table-cell office:value-type="string" office:value="recruiting">
            <text:p>recru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求人広告で仕事を見つけたんだ。">
            <text:p>彼は求人広告で仕事を見つけたんだ。</text:p>
          </table:table-cell>
          <table:table-cell office:value-type="string" office:value="かれ は きゅうじん こうこく で しごと を みつけた ん だ。">
            <text:p>かれ は きゅうじん こうこく で しごと を みつけた ん だ。</text:p>
          </table:table-cell>
          <table:table-cell office:value-type="string" office:value="He found a job through recruiting ads.">
            <text:p>He found a job through recruiting a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安定">
            <text:p>不安定</text:p>
          </table:table-cell>
          <table:table-cell office:value-type="string" office:value="ふあんてい">
            <text:p>ふあんてい</text:p>
          </table:table-cell>
          <table:table-cell office:value-type="string" office:value="unstable">
            <text:p>unst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体調が少し不安定です。">
            <text:p>最近、体調が少し不安定です。</text:p>
          </table:table-cell>
          <table:table-cell office:value-type="string" office:value="さいきん、たいちょう が すこし ふあんてい です。">
            <text:p>さいきん、たいちょう が すこし ふあんてい です。</text:p>
          </table:table-cell>
          <table:table-cell office:value-type="string" office:value="My physical condition is a little unstable these days.">
            <text:p>My physical condition is a little unstable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力">
            <text:p>出力</text:p>
          </table:table-cell>
          <table:table-cell office:value-type="string" office:value="しゅつりょく">
            <text:p>しゅつりょく</text:p>
          </table:table-cell>
          <table:table-cell office:value-type="string" office:value="output">
            <text:p>outp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プリンターで写真を出力できます。">
            <text:p>このプリンターで写真を出力できます。</text:p>
          </table:table-cell>
          <table:table-cell office:value-type="string" office:value="この プリンター で しゃしん を しゅつりょく できます。">
            <text:p>この プリンター で しゃしん を しゅつりょく できます。</text:p>
          </table:table-cell>
          <table:table-cell office:value-type="string" office:value="You can output pictures with this printer.">
            <text:p>You can output pictures with this pr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夜">
            <text:p>昨夜</text:p>
          </table:table-cell>
          <table:table-cell office:value-type="string" office:value="さくや">
            <text:p>さくや</text:p>
          </table:table-cell>
          <table:table-cell office:value-type="string" office:value="last night, last evening (formal)">
            <text:p>last night, last evening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の台風で電車が遅れている。">
            <text:p>昨夜の台風で電車が遅れている。</text:p>
          </table:table-cell>
          <table:table-cell office:value-type="string" office:value="さくや の たいふう で でんしゃ が おくれて いる。">
            <text:p>さくや の たいふう で でんしゃ が おくれて いる。</text:p>
          </table:table-cell>
          <table:table-cell office:value-type="string" office:value="The train is late because of last night's typhoon.">
            <text:p>The train is late because of last night's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第に">
            <text:p>次第に</text:p>
          </table:table-cell>
          <table:table-cell office:value-type="string" office:value="しだいに">
            <text:p>しだいに</text:p>
          </table:table-cell>
          <table:table-cell office:value-type="string" office:value="gradually">
            <text:p>grad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事件は次第に忘れられていった。">
            <text:p>その事件は次第に忘れられていった。</text:p>
          </table:table-cell>
          <table:table-cell office:value-type="string" office:value="その じけん は しだい に わすれられて いった。">
            <text:p>その じけん は しだい に わすれられて いった。</text:p>
          </table:table-cell>
          <table:table-cell office:value-type="string" office:value="People gradually forgot about the incident.">
            <text:p>People gradually forgot about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型">
            <text:p>小型</text:p>
          </table:table-cell>
          <table:table-cell office:value-type="string" office:value="こがた">
            <text:p>こがた</text:p>
          </table:table-cell>
          <table:table-cell office:value-type="string" office:value="small size, compact size">
            <text:p>small size, compact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型のスーツケースを買いました。">
            <text:p>小型のスーツケースを買いました。</text:p>
          </table:table-cell>
          <table:table-cell office:value-type="string" office:value="こがた の スーツケース を かいました。">
            <text:p>こがた の スーツケース を かいました。</text:p>
          </table:table-cell>
          <table:table-cell office:value-type="string" office:value="I bought a small suitcase.">
            <text:p>I bought a small suit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荷">
            <text:p>出荷</text:p>
          </table:table-cell>
          <table:table-cell office:value-type="string" office:value="しゅっか">
            <text:p>しゅっか</text:p>
          </table:table-cell>
          <table:table-cell office:value-type="string" office:value="shipping">
            <text:p>shipp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ご注文の品は明日出荷いたします。">
            <text:p>ご注文の品は明日出荷いたします。</text:p>
          </table:table-cell>
          <table:table-cell office:value-type="string" office:value="ごちゅうもん の しな は あす しゅっか いたします。">
            <text:p>ごちゅうもん の しな は あす しゅっか いたします。</text:p>
          </table:table-cell>
          <table:table-cell office:value-type="string" office:value="We will ship your orders tomorrow.">
            <text:p>We will ship your order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リーン">
            <text:p>グリーン</text:p>
          </table:table-cell>
          <table:table-cell office:value-type="string" office:value="グリーン">
            <text:p>グリーン</text:p>
          </table:table-cell>
          <table:table-cell office:value-type="string" office:value="green (loan word)">
            <text:p>gree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グリーンのスカーフ、素敵ですね。">
            <text:p>そのグリーンのスカーフ、素敵ですね。</text:p>
          </table:table-cell>
          <table:table-cell office:value-type="string" office:value="その グリーン の スカーフ、すてき です ね。">
            <text:p>その グリーン の スカーフ、すてき です ね。</text:p>
          </table:table-cell>
          <table:table-cell office:value-type="string" office:value="That green scarf is lovely, isn't it?">
            <text:p>That green scarf is lovely, isn't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者">
            <text:p>死者</text:p>
          </table:table-cell>
          <table:table-cell office:value-type="string" office:value="ししゃ">
            <text:p>ししゃ</text:p>
          </table:table-cell>
          <table:table-cell office:value-type="string" office:value="dead person">
            <text:p>dea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故で30人の死者が出た。">
            <text:p>その事故で30人の死者が出た。</text:p>
          </table:table-cell>
          <table:table-cell office:value-type="string" office:value="その じこ で 30 にん の ししゃ が でた。">
            <text:p>その じこ で 30 にん の ししゃ が でた。</text:p>
          </table:table-cell>
          <table:table-cell office:value-type="string" office:value="Thirty people died in the accident.">
            <text:p>Thirty people di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日">
            <text:p>初日</text:p>
          </table:table-cell>
          <table:table-cell office:value-type="string" office:value="しょにち">
            <text:p>しょにち</text:p>
          </table:table-cell>
          <table:table-cell office:value-type="string" office:value="first day, opening day">
            <text:p>first day, opening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初日に市長がスピーチをした。">
            <text:p>会議の初日に市長がスピーチをした。</text:p>
          </table:table-cell>
          <table:table-cell office:value-type="string" office:value="かいぎ の しょにち に しちょう が スピーチ を した。">
            <text:p>かいぎ の しょにち に しちょう が スピーチ を した。</text:p>
          </table:table-cell>
          <table:table-cell office:value-type="string" office:value="The mayor made a speech on the first day of the conference.">
            <text:p>The mayor made a speech on the first day of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十分">
            <text:p>不十分</text:p>
          </table:table-cell>
          <table:table-cell office:value-type="string" office:value="ふじゅうぶん">
            <text:p>ふじゅうぶん</text:p>
          </table:table-cell>
          <table:table-cell office:value-type="string" office:value="insufficient">
            <text:p>insuffici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程度の努力では不十分です。">
            <text:p>その程度の努力では不十分です。</text:p>
          </table:table-cell>
          <table:table-cell office:value-type="string" office:value="その ていど の どりょく で は ふじゅうぶん です。">
            <text:p>その ていど の どりょく で は ふじゅうぶん です。</text:p>
          </table:table-cell>
          <table:table-cell office:value-type="string" office:value="Such amount of effort is insufficient.">
            <text:p>Such amount of effort is insuffic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室内">
            <text:p>室内</text:p>
          </table:table-cell>
          <table:table-cell office:value-type="string" office:value="しつない">
            <text:p>しつない</text:p>
          </table:table-cell>
          <table:table-cell office:value-type="string" office:value="indoors">
            <text:p>indo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の日は子供を室内で遊ばせます。">
            <text:p>雨の日は子供を室内で遊ばせます。</text:p>
          </table:table-cell>
          <table:table-cell office:value-type="string" office:value="あめ の ひ は こども を しつない で あそばせます。">
            <text:p>あめ の ひ は こども を しつない で あそばせます。</text:p>
          </table:table-cell>
          <table:table-cell office:value-type="string" office:value="I let my kids play indoors on rainy days.">
            <text:p>I let my kids play indoors on rainy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率直">
            <text:p>率直</text:p>
          </table:table-cell>
          <table:table-cell office:value-type="string" office:value="そっちょく">
            <text:p>そっちょく</text:p>
          </table:table-cell>
          <table:table-cell office:value-type="string" office:value="frank, openhearted">
            <text:p>frank, openhear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率直なご意見ありがとうございました。">
            <text:p>率直なご意見ありがとうございました。</text:p>
          </table:table-cell>
          <table:table-cell office:value-type="string" office:value="そっちょくな ごいけん ありがとう ございました。">
            <text:p>そっちょくな ごいけん ありがとう ございました。</text:p>
          </table:table-cell>
          <table:table-cell office:value-type="string" office:value="Thank you for your frank opinion.">
            <text:p>Thank you for your frank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朝">
            <text:p>早朝</text:p>
          </table:table-cell>
          <table:table-cell office:value-type="string" office:value="そうちょう">
            <text:p>そうちょう</text:p>
          </table:table-cell>
          <table:table-cell office:value-type="string" office:value="early morning">
            <text:p>early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早朝のジョギングを日課にしています。">
            <text:p>私は早朝のジョギングを日課にしています。</text:p>
          </table:table-cell>
          <table:table-cell office:value-type="string" office:value="わたし は そうちょう の ジョギング を にっか に して います。">
            <text:p>わたし は そうちょう の ジョギング を にっか に して います。</text:p>
          </table:table-cell>
          <table:table-cell office:value-type="string" office:value="Going jogging every early morning is my daily routine.">
            <text:p>Going jogging every early morning is my daily rout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前">
            <text:p>戦前</text:p>
          </table:table-cell>
          <table:table-cell office:value-type="string" office:value="せんぜん">
            <text:p>せんぜん</text:p>
          </table:table-cell>
          <table:table-cell office:value-type="string" office:value="prewar period">
            <text:p>prewar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戦前の生活は今と全く違いました。">
            <text:p>戦前の生活は今と全く違いました。</text:p>
          </table:table-cell>
          <table:table-cell office:value-type="string" office:value="せんぜん の せいかつ は いま と まったく ちがいました。">
            <text:p>せんぜん の せいかつ は いま と まったく ちがいました。</text:p>
          </table:table-cell>
          <table:table-cell office:value-type="string" office:value="Life in the prewar era was quite different from that of now.">
            <text:p>Life in the prewar era was quite different from that of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く">
            <text:p>利く</text:p>
          </table:table-cell>
          <table:table-cell office:value-type="string" office:value="きく">
            <text:p>きく</text:p>
          </table:table-cell>
          <table:table-cell office:value-type="string" office:value="function, be effective">
            <text:p>function, be effect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自転車はブレーキが利きません。">
            <text:p>この自転車はブレーキが利きません。</text:p>
          </table:table-cell>
          <table:table-cell office:value-type="string" office:value="この じてんしゃ は ブレーキ が ききません。">
            <text:p>この じてんしゃ は ブレーキ が ききません。</text:p>
          </table:table-cell>
          <table:table-cell office:value-type="string" office:value="The brakes on this bicycle are not working.">
            <text:p>The brakes on this bicycle are not wo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強">
            <text:p>最強</text:p>
          </table:table-cell>
          <table:table-cell office:value-type="string" office:value="さいきょう">
            <text:p>さいきょう</text:p>
          </table:table-cell>
          <table:table-cell office:value-type="string" office:value="strongest">
            <text:p>strong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強チームの一員です。">
            <text:p>彼は最強チームの一員です。</text:p>
          </table:table-cell>
          <table:table-cell office:value-type="string" office:value="かれ は さいきょう チーム の いちいん です。">
            <text:p>かれ は さいきょう チーム の いちいん です。</text:p>
          </table:table-cell>
          <table:table-cell office:value-type="string" office:value="He is a member of the strongest team.">
            <text:p>He is a member of the strongest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任">
            <text:p>辞任</text:p>
          </table:table-cell>
          <table:table-cell office:value-type="string" office:value="じにん">
            <text:p>じにん</text:p>
          </table:table-cell>
          <table:table-cell office:value-type="string" office:value="resignation">
            <text:p>resig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社長の辞任が決まりました。">
            <text:p>社長の辞任が決まりました。</text:p>
          </table:table-cell>
          <table:table-cell office:value-type="string" office:value="しゃちょう の じにん が きまりました。">
            <text:p>しゃちょう の じにん が きまりました。</text:p>
          </table:table-cell>
          <table:table-cell office:value-type="string" office:value="It's been decided that the president will resign.">
            <text:p>It's been decided that the president will r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国">
            <text:p>大国</text:p>
          </table:table-cell>
          <table:table-cell office:value-type="string" office:value="たいこく">
            <text:p>たいこく</text:p>
          </table:table-cell>
          <table:table-cell office:value-type="string" office:value="world power, large country">
            <text:p>world power, larg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経済大国よ。">
            <text:p>その国は経済大国よ。</text:p>
          </table:table-cell>
          <table:table-cell office:value-type="string" office:value="その くに は けいざい たいこく よ。">
            <text:p>その くに は けいざい たいこく よ。</text:p>
          </table:table-cell>
          <table:table-cell office:value-type="string" office:value="That country is a great economic power.">
            <text:p>That country is a great economic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国">
            <text:p>入国</text:p>
          </table:table-cell>
          <table:table-cell office:value-type="string" office:value="にゅうこく">
            <text:p>にゅうこく</text:p>
          </table:table-cell>
          <table:table-cell office:value-type="string" office:value="entry into a country, immigration">
            <text:p>entry into a country, immig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留学生として日本に入国しました。">
            <text:p>私は留学生として日本に入国しました。</text:p>
          </table:table-cell>
          <table:table-cell office:value-type="string" office:value="わたし は りゅうがくせい と して にっぽん に にゅうこく しました。">
            <text:p>わたし は りゅうがくせい と して にっぽん に にゅうこく しました。</text:p>
          </table:table-cell>
          <table:table-cell office:value-type="string" office:value="I entered Japan as an international student.">
            <text:p>I entered Japan as an internationa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り上げる">
            <text:p>作り上げる</text:p>
          </table:table-cell>
          <table:table-cell office:value-type="string" office:value="つくりあげる">
            <text:p>つくりあげる</text:p>
          </table:table-cell>
          <table:table-cell office:value-type="string" office:value="make up, build up">
            <text:p>make up, build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たった一人でそのシステムを作り上げた。">
            <text:p>彼はたった一人でそのシステムを作り上げた。</text:p>
          </table:table-cell>
          <table:table-cell office:value-type="string" office:value="かれ は たった ひとり で その システム を つくりあげた。">
            <text:p>かれ は たった ひとり で その システム を つくりあげた。</text:p>
          </table:table-cell>
          <table:table-cell office:value-type="string" office:value="He built the system all by himself.">
            <text:p>He built the system all by himself.</text:p>
          </table:table-cell>
          <table:table-cell office:value-type="string" office:value="私たちは、長年かけてその会社と信頼関係を作り上げました。">
            <text:p>私たちは、長年かけてその会社と信頼関係を作り上げました。</text:p>
          </table:table-cell>
          <table:table-cell office:value-type="string" office:value="わたし たち は、ながねん かけて その かいしゃ と しんらい かんけい を つくりあげました。">
            <text:p>わたし たち は、ながねん かけて その かいしゃ と しんらい かんけい を つくりあげました。</text:p>
          </table:table-cell>
          <table:table-cell office:value-type="string" office:value="We spent many years building up a relationship of trust with that company.">
            <text:p>We spent many years building up a relationship of trust with that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々">
            <text:p>国々</text:p>
          </table:table-cell>
          <table:table-cell office:value-type="string" office:value="くにぐに">
            <text:p>くにぐに</text:p>
          </table:table-cell>
          <table:table-cell office:value-type="string" office:value="nations, countries">
            <text:p>nations,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マラソン大会にはたくさんの国々から選手が集まったよ。">
            <text:p>そのマラソン大会にはたくさんの国々から選手が集まったよ。</text:p>
          </table:table-cell>
          <table:table-cell office:value-type="string" office:value="その マラソン たいかい に は たくさん の くにぐに から せんしゅ が あつまった よ。">
            <text:p>その マラソン たいかい に は たくさん の くにぐに から せんしゅ が あつまった よ。</text:p>
          </table:table-cell>
          <table:table-cell office:value-type="string" office:value="Athletes from many countries gathered for the marathon.">
            <text:p>Athletes from many countries gathered for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認可">
            <text:p>認可</text:p>
          </table:table-cell>
          <table:table-cell office:value-type="string" office:value="にんか">
            <text:p>にんか</text:p>
          </table:table-cell>
          <table:table-cell office:value-type="string" office:value="approval, authorization">
            <text:p>approval, author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薬はまだ認可されていません。">
            <text:p>この薬はまだ認可されていません。</text:p>
          </table:table-cell>
          <table:table-cell office:value-type="string" office:value="この くすり は まだ にんか されて いません。">
            <text:p>この くすり は まだ にんか されて いません。</text:p>
          </table:table-cell>
          <table:table-cell office:value-type="string" office:value="This drug has not been approved yet.">
            <text:p>This drug has not been approved y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つて">
            <text:p>かつて</text:p>
          </table:table-cell>
          <table:table-cell office:value-type="string" office:value="かつて">
            <text:p>かつて</text:p>
          </table:table-cell>
          <table:table-cell office:value-type="string" office:value="once, at one time in the past">
            <text:p>once, at one time in the p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かつて私が学生だった頃のことです。">
            <text:p>かつて私が学生だった頃のことです。</text:p>
          </table:table-cell>
          <table:table-cell office:value-type="string" office:value="かつて わたし が がくせい だった ころ の こと です。">
            <text:p>かつて わたし が がくせい だった ころ の こと です。</text:p>
          </table:table-cell>
          <table:table-cell office:value-type="string" office:value="That's when I was still a student.">
            <text:p>That's when I was still a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ばこ屋">
            <text:p>たばこ屋</text:p>
          </table:table-cell>
          <table:table-cell office:value-type="string" office:value="たばこや">
            <text:p>たばこや</text:p>
          </table:table-cell>
          <table:table-cell office:value-type="string" office:value="cigarette store">
            <text:p>cigarette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たばこ屋でライターを買った。">
            <text:p>私はたばこ屋でライターを買った。</text:p>
          </table:table-cell>
          <table:table-cell office:value-type="string" office:value="わたし は たばこ や で ライター を かった。">
            <text:p>わたし は たばこ や で ライター を かった。</text:p>
          </table:table-cell>
          <table:table-cell office:value-type="string" office:value="I bought a lighter at the cigarette store.">
            <text:p>I bought a lighter at the cigarett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公平">
            <text:p>不公平</text:p>
          </table:table-cell>
          <table:table-cell office:value-type="string" office:value="ふこうへい">
            <text:p>ふこうへい</text:p>
          </table:table-cell>
          <table:table-cell office:value-type="string" office:value="unfair, unjust">
            <text:p>unfair, unju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やり方は不公平です。">
            <text:p>彼のやり方は不公平です。</text:p>
          </table:table-cell>
          <table:table-cell office:value-type="string" office:value="かれ の やりかた は ふこうへい です。">
            <text:p>かれ の やりかた は ふこうへい です。</text:p>
          </table:table-cell>
          <table:table-cell office:value-type="string" office:value="His way of doing things is unfair.">
            <text:p>His way of doing things is unf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手">
            <text:p>人手</text:p>
          </table:table-cell>
          <table:table-cell office:value-type="string" office:value="ひとで">
            <text:p>ひとで</text:p>
          </table:table-cell>
          <table:table-cell office:value-type="string" office:value="staff, workforce">
            <text:p>staff, workfor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手が足りなくて忙しい。">
            <text:p>人手が足りなくて忙しい。</text:p>
          </table:table-cell>
          <table:table-cell office:value-type="string" office:value="ひとで が たりなくて いそがしい。">
            <text:p>ひとで が たりなくて いそがしい。</text:p>
          </table:table-cell>
          <table:table-cell office:value-type="string" office:value="We are short-handed and thus busy.">
            <text:p>We are short-handed and thus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原">
            <text:p>野原</text:p>
          </table:table-cell>
          <table:table-cell office:value-type="string" office:value="のはら">
            <text:p>のはら</text:p>
          </table:table-cell>
          <table:table-cell office:value-type="string" office:value="open field">
            <text:p>open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野原で花をつんだの。">
            <text:p>私たちは野原で花をつんだの。</text:p>
          </table:table-cell>
          <table:table-cell office:value-type="string" office:value="わたし たち は のはら で はな を つんだ の。">
            <text:p>わたし たち は のはら で はな を つんだ の。</text:p>
          </table:table-cell>
          <table:table-cell office:value-type="string" office:value="We picked flowers in the field.">
            <text:p>We picked flowers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原">
            <text:p>野原</text:p>
          </table:table-cell>
          <table:table-cell office:value-type="string" office:value="のはら">
            <text:p>のはら</text:p>
          </table:table-cell>
          <table:table-cell office:value-type="string" office:value="open field">
            <text:p>open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野原で花をつんだの。">
            <text:p>私たちは野原で花をつんだの。</text:p>
          </table:table-cell>
          <table:table-cell office:value-type="string" office:value="わたし たち は のはら で はな を つんだ の。">
            <text:p>わたし たち は のはら で はな を つんだ の。</text:p>
          </table:table-cell>
          <table:table-cell office:value-type="string" office:value="We picked flowers in the field.">
            <text:p>We picked flowers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